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05cm" fo:min-width="5.5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05cm" fo:min-width="5.499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6.1cm" svg:height="2.4cm" svg:x="1.2cm" svg:y="10.501cm">
          <text:p text:style-name="P1"><text:span text:style-name="T1">myworld:MyWorl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099cm" svg:height="2.4cm" svg:x="1.2cm" svg:y="1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5.7cm" svg:height="2.4cm" svg:x="18.401cm" svg:y="1.501cm">
          <text:p text:style-name="P4"><text:span text:style-name="T2">orange1:O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cm" svg:height="2.4cm" svg:x="18.4cm" svg:y="3.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4cm" svg:y1="12.9cm" svg:x2="18.3cm" svg:y2="5.1cm">
          <text:p/>
        </draw:line>
        <draw:custom-shape draw:style-name="gr3" draw:text-style-name="P6" draw:layer="layout" svg:width="5.7cm" svg:height="2.4cm" svg:x="18.452cm" svg:y="7.552cm">
          <text:p text:style-name="P4"><text:span text:style-name="T2">orange2:O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cm" svg:height="2.4cm" svg:x="18.451cm" svg:y="9.9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cm" svg:height="2.4cm" svg:x="18.403cm" svg:y="13.703cm">
          <text:p text:style-name="P4"><text:span text:style-name="T2">orange3:O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cm" svg:height="2.4cm" svg:x="18.402cm" svg:y="16.1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5.7cm" svg:height="2.4cm" svg:x="18.354cm" svg:y="20.554cm">
          <text:p text:style-name="P4"><text:span text:style-name="T2">orange4:ORANG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7cm" svg:height="2.4cm" svg:x="18.353cm" svg:y="22.953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4cm" svg:y1="12.9cm" svg:x2="18.4cm" svg:y2="9.9cm">
          <text:p/>
        </draw:line>
        <draw:line draw:style-name="gr5" draw:text-style-name="P3" draw:layer="layout" svg:x1="7.3cm" svg:y1="13cm" svg:x2="18.6cm" svg:y2="16.2cm">
          <text:p/>
        </draw:line>
        <draw:line draw:style-name="gr5" draw:text-style-name="P3" draw:layer="layout" svg:x1="7.3cm" svg:y1="13cm" svg:x2="18.4cm" svg:y2="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07-20T13:49:04</meta:creation-date>
    <dc:date>2017-06-21T12:49:21.756240936</dc:date>
    <meta:editing-duration>PT2M19S</meta:editing-duration>
    <meta:editing-cycles>8</meta:editing-cycles>
    <meta:generator>LibreOffice/5.1.6.2$Linux_X86_64 LibreOffice_project/10m0$Build-2</meta:generator>
    <meta:document-statistic meta:object-count="14"/>
  </office:meta>
</office:document-meta>
</file>